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Adapter.getValu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XMLRead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XMLReaderAdapter( XMLReader xml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Adap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Adapter.get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Adapter.get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Adapter.setAttributes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setupXML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aderAdapter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endElement( String 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sAdapter.Attributes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Adapt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etDocumentHandler( Docum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Adapt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Adapter.get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etup( XMLReader xml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aderAdapter.ignorableWhitespace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tartElement( String uri , String localName , String q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ReaderAdapt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aderAdapter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Adapt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sAdapter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